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8.5cm" style:rel-column-width="3276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text-properties officeooo:paragraph-rsid="0029efa1"/>
    </style:style>
    <style:style style:name="P2" style:family="paragraph" style:parent-style-name="Standard">
      <style:paragraph-properties fo:text-align="center" style:justify-single-word="false"/>
      <style:text-properties fo:font-weight="bold" officeooo:rsid="0011f815" officeooo:paragraph-rsid="0011f815" style:font-weight-asian="bold" style:font-weight-complex="bold"/>
    </style:style>
    <style:style style:name="P3" style:family="paragraph" style:parent-style-name="Standard">
      <style:paragraph-properties fo:text-align="center" style:justify-single-word="false"/>
      <style:text-properties fo:font-weight="normal" officeooo:rsid="0011f815" officeooo:paragraph-rsid="0011f815" style:font-weight-asian="normal" style:font-weight-complex="normal"/>
    </style:style>
    <style:style style:name="P4" style:family="paragraph" style:parent-style-name="Standard">
      <style:paragraph-properties fo:text-align="center" style:justify-single-word="false"/>
      <style:text-properties fo:font-size="10pt" fo:font-weight="normal" officeooo:rsid="0011f815" officeooo:paragraph-rsid="0011f815" style:font-weight-asian="normal" style:font-weight-complex="normal"/>
    </style:style>
    <style:style style:name="P5" style:family="paragraph" style:parent-style-name="Standard">
      <style:paragraph-properties fo:text-align="justify" style:justify-single-word="false"/>
      <style:text-properties fo:font-size="10pt" fo:font-weight="normal" officeooo:rsid="0011f815" officeooo:paragraph-rsid="001ec6c0" style:font-weight-asian="normal" style:font-weight-complex="normal"/>
    </style:style>
    <style:style style:name="P6" style:family="paragraph" style:parent-style-name="Footnote">
      <style:text-properties fo:font-size="8pt" officeooo:rsid="0027ae78" officeooo:paragraph-rsid="0027ae78" style:font-size-asian="8pt" style:font-size-complex="8pt"/>
    </style:style>
    <style:style style:name="P7" style:family="paragraph" style:parent-style-name="Standard">
      <style:paragraph-properties fo:text-align="justify" style:justify-single-word="false"/>
      <style:text-properties fo:font-size="10pt" fo:font-style="normal" fo:font-weight="normal" officeooo:rsid="0014ddd1" officeooo:paragraph-rsid="001ec6c0"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ize="10pt" fo:font-weight="bold" officeooo:rsid="0011f815" officeooo:paragraph-rsid="0014ddd1" style:font-weight-asian="bold" style:font-weight-complex="bold"/>
    </style:style>
    <style:style style:name="P9" style:family="paragraph" style:parent-style-name="Standard">
      <style:paragraph-properties fo:text-align="justify" style:justify-single-word="false"/>
      <style:text-properties fo:font-size="10pt" fo:font-weight="bold" officeooo:rsid="0015c738" officeooo:paragraph-rsid="0015c738" style:font-weight-asian="bold" style:font-weight-complex="bold"/>
    </style:style>
    <style:style style:name="P10" style:family="paragraph" style:parent-style-name="Standard">
      <style:paragraph-properties fo:text-align="justify" style:justify-single-word="false"/>
      <style:text-properties fo:font-size="10pt" fo:font-style="normal" fo:font-weight="normal" officeooo:rsid="001f50b8" officeooo:paragraph-rsid="001f50b8"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ize="10pt" fo:font-style="normal" fo:font-weight="bold" officeooo:rsid="0015c738" officeooo:paragraph-rsid="0015c738" style:font-style-asian="normal" style:font-weight-asian="bold" style:font-style-complex="normal" style:font-weight-complex="bold"/>
    </style:style>
    <style:style style:name="P12" style:family="paragraph" style:parent-style-name="Standard" style:list-style-name="L1">
      <style:paragraph-properties fo:text-align="justify" style:justify-single-word="false"/>
      <style:text-properties fo:font-size="10pt" fo:font-weight="bold" officeooo:rsid="00335c2c" officeooo:paragraph-rsid="00335c2c" style:font-weight-asian="bold" style:font-weight-complex="bold"/>
    </style:style>
    <style:style style:name="P13" style:family="paragraph" style:parent-style-name="Standard">
      <style:paragraph-properties fo:text-align="center" style:justify-single-word="false"/>
      <style:text-properties fo:font-size="12pt" fo:font-weight="bold" officeooo:rsid="0015c738" officeooo:paragraph-rsid="0015c738" style:font-weight-asian="bold" style:font-weight-complex="bold"/>
    </style:style>
    <style:style style:name="P14" style:family="paragraph" style:parent-style-name="Standard">
      <style:paragraph-properties fo:text-align="start" style:justify-single-word="false"/>
      <style:text-properties fo:font-size="10pt" fo:font-style="normal" fo:font-weight="bold" officeooo:rsid="001966ae" officeooo:paragraph-rsid="001966ae"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ize="10pt" fo:font-weight="normal" officeooo:rsid="001966ae" officeooo:paragraph-rsid="001966ae" style:font-weight-asian="normal" style:font-weight-complex="normal"/>
    </style:style>
    <style:style style:name="P16" style:family="paragraph" style:parent-style-name="Standard">
      <style:paragraph-properties fo:text-align="justify" style:justify-single-word="false"/>
      <style:text-properties fo:font-size="10pt" fo:font-style="normal" fo:font-weight="normal" officeooo:rsid="001966ae" officeooo:paragraph-rsid="001966ae"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ize="10pt" fo:font-weight="normal" officeooo:rsid="001966ae" officeooo:paragraph-rsid="001966ae" style:font-weight-asian="normal" style:font-weight-complex="normal"/>
    </style:style>
    <style:style style:name="P18" style:family="paragraph" style:parent-style-name="Standard">
      <style:paragraph-properties fo:text-align="justify" style:justify-single-word="false"/>
      <style:text-properties fo:font-size="10pt" fo:font-style="normal" fo:font-weight="bold" officeooo:rsid="001c9145" officeooo:paragraph-rsid="001c9145"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ize="10pt" fo:font-weight="bold" officeooo:rsid="001c9145" officeooo:paragraph-rsid="001c9145" style:font-weight-asian="bold" style:font-weight-complex="bold"/>
    </style:style>
    <style:style style:name="P20" style:family="paragraph" style:parent-style-name="Standard">
      <style:paragraph-properties fo:text-align="justify" style:justify-single-word="false"/>
      <style:text-properties fo:font-size="10pt" fo:font-style="normal" fo:font-weight="normal" officeooo:rsid="001da880" officeooo:paragraph-rsid="001da880"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ize="10pt" fo:font-style="italic" fo:font-weight="normal" officeooo:rsid="0011f815" officeooo:paragraph-rsid="0030ab7a"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ize="10pt" fo:font-style="normal" fo:font-weight="normal" officeooo:rsid="002ab994" officeooo:paragraph-rsid="002ab994" style:font-style-asian="normal" style:font-weight-asian="normal" style:font-style-complex="normal" style:font-weight-complex="normal"/>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02de1b5" officeooo:paragraph-rsid="002de1b5" style:font-size-asian="11pt" style:font-style-asian="normal" style:font-weight-asian="bold" style:font-size-complex="11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2de1b5" officeooo:paragraph-rsid="002de1b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justify" style:justify-single-word="false"/>
      <style:text-properties fo:font-size="10pt" fo:font-style="normal" fo:font-weight="bold" officeooo:rsid="0020e7b3" officeooo:paragraph-rsid="0020e7b3"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ize="10pt" fo:font-style="normal" fo:font-weight="normal" officeooo:rsid="00210224" officeooo:paragraph-rsid="00210224"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font-size="12pt" fo:font-style="normal" fo:font-weight="bold" officeooo:rsid="0021c806" officeooo:paragraph-rsid="0021c806"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0pt" fo:font-weight="normal" officeooo:rsid="0011f815" officeooo:paragraph-rsid="0030ab7a" style:font-weight-asian="normal" style:font-weight-complex="normal"/>
    </style:style>
    <style:style style:name="P29" style:family="paragraph" style:parent-style-name="Standard">
      <style:paragraph-properties fo:text-align="justify" style:justify-single-word="false"/>
      <style:text-properties fo:font-size="12pt" fo:font-style="normal" fo:font-weight="normal" officeooo:rsid="0021c806" officeooo:paragraph-rsid="0021c806"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fo:font-weight="normal" officeooo:rsid="00335c2c" officeooo:paragraph-rsid="00335c2c" style:font-weight-asian="normal" style:font-weight-complex="normal"/>
    </style:style>
    <style:style style:name="P31" style:family="paragraph" style:parent-style-name="Standard">
      <style:paragraph-properties fo:text-align="center" style:justify-single-word="false"/>
      <style:text-properties fo:font-weight="bold" officeooo:rsid="00335c2c" officeooo:paragraph-rsid="00335c2c" style:font-weight-asian="bold" style:font-weight-complex="bold"/>
    </style:style>
    <style:style style:name="P32" style:family="paragraph" style:parent-style-name="Standard">
      <style:paragraph-properties fo:text-align="justify" style:justify-single-word="false"/>
      <style:text-properties fo:font-weight="normal" officeooo:rsid="00335c2c" officeooo:paragraph-rsid="00335c2c"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27ae78"/>
    </style:style>
    <style:style style:name="T3" style:family="text">
      <style:text-properties fo:font-style="normal" fo:font-weight="normal" officeooo:rsid="0014ddd1" style:font-style-asian="normal" style:font-weight-asian="normal" style:font-style-complex="normal" style:font-weight-complex="normal"/>
    </style:style>
    <style:style style:name="T4" style:family="text">
      <style:text-properties fo:font-style="normal" fo:font-weight="normal" officeooo:rsid="0013a637" style:font-style-asian="normal" style:font-weight-asian="normal" style:font-style-complex="normal" style:font-weight-complex="normal"/>
    </style:style>
    <style:style style:name="T5" style:family="text">
      <style:text-properties fo:font-style="normal" fo:font-weight="normal" officeooo:rsid="0014abfd" style:font-style-asian="normal" style:font-weight-asian="normal" style:font-style-complex="normal" style:font-weight-complex="normal"/>
    </style:style>
    <style:style style:name="T6" style:family="text">
      <style:text-properties fo:font-style="normal" officeooo:rsid="0014abfd" style:font-style-asian="normal" style:font-style-complex="normal"/>
    </style:style>
    <style:style style:name="T7" style:family="text">
      <style:text-properties fo:font-style="normal" style:font-style-asian="normal" style:font-style-complex="normal"/>
    </style:style>
    <style:style style:name="T8" style:family="text">
      <style:text-properties officeooo:rsid="003217d5"/>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officeooo:rsid="001f6d42"/>
    </style:style>
    <style:style style:name="T11" style:family="text">
      <style:text-properties officeooo:rsid="001f7b17"/>
    </style:style>
    <style:style style:name="T12" style:family="text">
      <style:text-properties officeooo:rsid="00222485"/>
    </style:style>
    <style:style style:name="T13" style:family="text">
      <style:text-properties officeooo:rsid="00240db3"/>
    </style:style>
    <style:style style:name="T14" style:family="text">
      <style:text-properties officeooo:rsid="0024d3d5"/>
    </style:style>
    <style:style style:name="T15" style:family="text">
      <style:text-properties officeooo:rsid="0028d81f"/>
    </style:style>
    <style:style style:name="T16" style:family="text">
      <style:text-properties officeooo:rsid="0025ac7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n featural bias and consistency in MFCC representations of acoustic distance</text:h>
      <text:p text:style-name="P2"/>
      <text:p text:style-name="P3">Charles Redmon</text:p>
      <text:p text:style-name="P3"/>
      <text:p text:style-name="P4">Department of Language and Linguistics, University of Essex</text:p>
      <text:p text:style-name="P3"/>
      <text:p text:style-name="P3"/>
      <text:p text:style-name="P3"/>
      <text:p text:style-name="P2">1. <text:s/>Introduction</text:p>
      <text:p text:style-name="P2"><text:span text:style-name="T1"/></text:p>
      <text:p text:style-name="P5">While much of the research in acoustic phonetics has focused on the study of discrete parameters with a clear articulatory or auditory link to phonological features such as voicing, sibilance, or nasalisation, the use of a more theoretically agnostic parameterisation, such as via Mel-frequency cepstral coefficients (MFCCs), has played a similarly critical role in some areas of speech analysis, such as in automatic speech recognition <text:span text:style-name="T2">(ASR; Kelly &amp; Gobl 2011; Young et al. 2002)</text:span>. This latter use, <text:span text:style-name="T2">though motivated in part by characteristics of the human auditory system,</text:span> has largely been <text:span text:style-name="T2">driven</text:span> by practical concerns <text:span text:style-name="T2">regarding signal classification, discrimination and prediction. However</text:span>, more recently researchers have begun to use MFCCs in an inferential way as an approximate measure of phonetic distance <text:span text:style-name="T2">(</text:span>see, for example, <text:span text:style-name="T2">Bartelds et al. 2020; Mielke 2012, and Miodonska et al. 2016).</text:span> However, despite their wider practical use and increasing application in a range of speech science research, there remain critical gaps between our use of the MFCC parameterisation and our understanding of the degree to which it reflects different underlying phonetic or phonological distinctions used in the encoding of the speech signal.<text:note text:id="ftn0" text:note-class="footnote"><text:note-citation>1</text:note-citation><text:note-body><text:p text:style-name="P6">Mielke (2012) provided initial results and analysis in this regard, and so the present study might more properly be understood as a continuation of that work in a more systematic simulation study.</text:p></text:note-body></text:note></text:p>
      <text:p text:style-name="P5"/>
      <text:p text:style-name="P5">... </text:p>
      <text:p text:style-name="P5"/>
      <text:p text:style-name="P7">And while such work is often consistent in its application of the algorithm by maintaining certain defaults established in the ASR field, we also ask what the appropriate choices of different hyperparameters are in applying these models. </text:p>
      <text:p text:style-name="P8"><text:span text:style-name="T3"/></text:p>
      <text:p text:style-name="P8"><text:span text:style-name="T3">Ultimately</text:span><text:span text:style-name="T4">, little work has gone into assessing the extent to which MFCCs are a valid decomposition of the signal for the purposes of phonetic contrast measurement. In this paper we test this approach on a wide range of stimuli, both controlled syllables and real words, and assess whether MFCCs are biased toward capturing any particular distinctions. </text:span><text:span text:style-name="T5">For this study we have restricted the analysis to English, though there is a valid wider concern about the degree to which such measures will scale cross-linguistically as well; we leave that for future research.</text:span></text:p>
      <text:p text:style-name="P8"><text:span text:style-name="T5"/></text:p>
      <text:p text:style-name="P8"><text:span text:style-name="T5"/></text:p>
      <text:p text:style-name="P9"><text:span text:style-name="T6">1.</text:span><text:span text:style-name="T7">1. <text:s/>Mel-frequency cepstral coefficients</text:span></text:p>
      <text:p text:style-name="P9"><text:span text:style-name="T7"/></text:p>
      <text:p text:style-name="P10">MFCCs were <text:span text:style-name="T8">developed by several authors (Mermelstein 1976, Davis &amp; Mermelstein 1980, Plomp et al. 1966, etc.), with the primary aim being to </text:span>quanti<text:span text:style-name="T8">se </text:span>the spectral domain... </text:p>
      <text:p text:style-name="P9"><text:span text:style-name="T7"/></text:p>
      <text:p text:style-name="P11">1.2. <text:s/>Dynamic time warping</text:p>
      <text:p text:style-name="P9"><text:span text:style-name="T7"/></text:p>
      <text:p text:style-name="P11">1.3. <text:s/>Acoustic-phonetic distance</text:p>
      <text:p text:style-name="P9"><text:span text:style-name="T7"/></text:p>
      <text:p text:style-name="P11">1.4. <text:s/>Present study</text:p>
      <text:p text:style-name="P8"><text:span text:style-name="T5"/></text:p>
      <text:p text:style-name="P8"><text:span text:style-name="T5"/></text:p>
      <text:list text:style-name="L1">
        <text:list-item>
          <text:p text:style-name="P12"><text:span text:style-name="T5">N</text:span><text:span text:style-name="T9">oise testing: Tyagi &amp; Wellekens (2005)</text:span></text:p>
        </text:list-item>
      </text:list>
      <text:p text:style-name="P8"><text:span text:style-name="T5"/></text:p>
      <text:p text:style-name="P13"><text:span text:style-name="T6">2. <text:s/></text:span><text:span text:style-name="T7">Methods</text:span></text:p>
      <text:p text:style-name="P13"><text:span text:style-name="T7"/></text:p>
      <text:p text:style-name="P14">2.1. <text:s/>Data</text:p>
      <text:p text:style-name="P15"><text:span text:style-name="T7"/></text:p>
      <text:p text:style-name="P16"><text:span text:style-name="T10">Three</text:span> datasets are used in the present study to examine the MFCC signal decomposition and how it relates to different phonetic and phonological features. <text:span text:style-name="T10">The first is a set of model lexicons from the Massive Auditory Lexical Decision project </text:span><text:span text:style-name="T11">(MALD; Tucker et al. 2019)... </text:span></text:p>
      <text:p text:style-name="P17"><text:span text:style-name="T7"/></text:p>
      <text:p text:style-name="P17"><text:span text:style-name="T7"/></text:p>
      <text:p text:style-name="P18">2.2. <text:s/>Procedure</text:p>
      <text:p text:style-name="P19"><text:soft-page-break/><text:span text:style-name="T9"/></text:p>
      <text:p text:style-name="P20"><text:span text:style-name="T12">The primary algorithm used in most</text:span>t acoustic distance measures <text:span text:style-name="T12">involves (1) the measurement of Mel frequency cepstral coefficients (MFCCs) over a given frame to be evaluated (e.g., a fixed time interval, a sublexical unit such as a diphone or syllable, a word), and (2) the alignment of MFCC-quantized signals relavant for comparison via dynamic time warping (DTW). </text:span><text:span text:style-name="T13">Both the signal-quantisation (1) and alignment (2) phases of this algorithm have a number of parameters that determine their operation, though in practice a standard set is often used (typically uncritically).</text:span></text:p>
      <text:p text:style-name="P20"/>
      <text:p text:style-name="P21">All models had the mean log amplitude of the power spectrum included in the coefficient set. MFCC matrices were then aligned using dynamic time warping (DTW), and then compared via the aggregate normalised distance from the DTW alignment. For simplicity, the default parameterisation used in the dtw R package (Euclidean distance, fixed edges, symmetric alignment, no windowing) was used for the alignment of signals, though in a future study the impact of different parameterisations of the alignment algorithm will also be tested (alongside wider analysis of how temporal information is encoded; e.g., in hidden Markov model, HMM, or long short-term memory, LSTM, states). In total 50 unique MFCC-DTW alignments were run and analysed. </text:p>
      <text:p text:style-name="P20"/>
      <text:p text:style-name="P22">The following parameters were manipulated as part of the MFCC algorithm:</text:p>
      <text:p text:style-name="P22"/>
      <table:table table:name="Table1" table:style-name="Table1" table:template-name="Default Style">
        <table:table-column table:style-name="Table1.A" table:number-columns-repeated="2"/>
        <table:table-row>
          <table:table-cell table:style-name="Table1.A1" office:value-type="string">
            <text:p text:style-name="P23">Parameter</text:p>
          </table:table-cell>
          <table:table-cell table:style-name="Table1.B1" office:value-type="string">
            <text:p text:style-name="P23">Values Tested</text:p>
          </table:table-cell>
        </table:table-row>
        <table:table-row table:style-name="Table1.2">
          <table:table-cell table:style-name="Table1.A2" office:value-type="string">
            <text:p text:style-name="P24">Number of Frequency Bands</text:p>
          </table:table-cell>
          <table:table-cell table:style-name="Table1.B2" office:value-type="string">
            <text:p text:style-name="P24">20, 30, 40</text:p>
          </table:table-cell>
        </table:table-row>
        <table:table-row table:style-name="Table1.2">
          <table:table-cell table:style-name="Table1.A2" office:value-type="string">
            <text:p text:style-name="P24">Number of Cepstral Coefficients</text:p>
          </table:table-cell>
          <table:table-cell table:style-name="Table1.B2" office:value-type="string">
            <text:p text:style-name="P24">8, 10, 12, 14</text:p>
          </table:table-cell>
        </table:table-row>
        <table:table-row table:style-name="Table1.2">
          <table:table-cell table:style-name="Table1.A2" office:value-type="string">
            <text:p text:style-name="P24">Upper Frequency Limit</text:p>
          </table:table-cell>
          <table:table-cell table:style-name="Table1.B2" office:value-type="string">
            <text:p text:style-name="P24">6, 8, 10, 12, 14 kHz</text:p>
          </table:table-cell>
        </table:table-row>
        <table:table-row table:style-name="Table1.2">
          <table:table-cell table:style-name="Table1.A2" office:value-type="string">
            <text:p text:style-name="P24">Window Size</text:p>
          </table:table-cell>
          <table:table-cell table:style-name="Table1.B2" office:value-type="string">
            <text:p text:style-name="P24">15, 25, 35, 45 ms</text:p>
          </table:table-cell>
        </table:table-row>
        <table:table-row>
          <table:table-cell table:style-name="Table1.A2" office:value-type="string">
            <text:p text:style-name="P24">Step Size</text:p>
          </table:table-cell>
          <table:table-cell table:style-name="Table1.B2" office:value-type="string">
            <text:p text:style-name="P24">5, 10, 15, 20 ms</text:p>
          </table:table-cell>
        </table:table-row>
        <table:table-row>
          <table:table-cell table:style-name="Table1.A2" office:value-type="string">
            <text:p text:style-name="P24">Liftering</text:p>
          </table:table-cell>
          <table:table-cell table:style-name="Table1.B2" office:value-type="string">
            <text:p text:style-name="P24">Yes/No</text:p>
          </table:table-cell>
        </table:table-row>
        <table:table-row>
          <table:table-cell table:style-name="Table1.A2" office:value-type="string">
            <text:p text:style-name="P24">Liftering Exponent Offset (relative to number of frequency bands; HTK style)</text:p>
          </table:table-cell>
          <table:table-cell table:style-name="Table1.B2" office:value-type="string">
            <text:p text:style-name="P24">0, 1, 2 (e.g., for 20 bands, exponents of 20, 21, and 22 are tested)</text:p>
          </table:table-cell>
        </table:table-row>
        <table:table-row table:style-name="Table1.2">
          <table:table-cell table:style-name="Table1.A2" office:value-type="string">
            <text:p text:style-name="P24">Pre-emphasis</text:p>
          </table:table-cell>
          <table:table-cell table:style-name="Table1.B2" office:value-type="string">
            <text:p text:style-name="P24">0.94, 0.97, 1 (i.e., none)</text:p>
          </table:table-cell>
        </table:table-row>
        <table:table-row table:style-name="Table1.2">
          <table:table-cell table:style-name="Table1.A2" office:value-type="string">
            <text:p text:style-name="P24">Use power spectrum</text:p>
          </table:table-cell>
          <table:table-cell table:style-name="Table1.B2" office:value-type="string">
            <text:p text:style-name="P24">Yes/No</text:p>
          </table:table-cell>
        </table:table-row>
        <table:table-row table:style-name="Table1.2">
          <table:table-cell table:style-name="Table1.A2" office:value-type="string">
            <text:p text:style-name="P24">DCT Type</text:p>
          </table:table-cell>
          <table:table-cell table:style-name="Table1.B2" office:value-type="string">
            <text:p text:style-name="P24">II, III</text:p>
          </table:table-cell>
        </table:table-row>
        <table:table-row table:style-name="Table1.2">
          <table:table-cell table:style-name="Table1.A2" office:value-type="string">
            <text:p text:style-name="P24">Frequency Scale</text:p>
          </table:table-cell>
          <table:table-cell table:style-name="Table1.B2" office:value-type="string">
            <text:p text:style-name="P24">Mel, Bark, HTK-Mel</text:p>
          </table:table-cell>
        </table:table-row>
        <table:table-row table:style-name="Table1.2">
          <table:table-cell table:style-name="Table1.A2" office:value-type="string">
            <text:p text:style-name="P24">PLP Features</text:p>
          </table:table-cell>
          <table:table-cell table:style-name="Table1.B2" office:value-type="string">
            <text:p text:style-name="P24">Yes/No</text:p>
          </table:table-cell>
        </table:table-row>
        <table:table-row>
          <table:table-cell table:style-name="Table1.A2" office:value-type="string">
            <text:p text:style-name="P24">LPC Coefficients</text:p>
          </table:table-cell>
          <table:table-cell table:style-name="Table1.B2" office:value-type="string">
            <text:p text:style-name="P24">0 (no LPC run), 8, 12, 16</text:p>
          </table:table-cell>
        </table:table-row>
      </table:table>
      <text:p text:style-name="P22"/>
      <text:p text:style-name="P20"/>
      <text:p text:style-name="P20"/>
      <text:p text:style-name="P25">2.3. <text:s/>Evaluation</text:p>
      <text:p text:style-name="P25"/>
      <text:p text:style-name="P26">The <text:span text:style-name="T14">distance measurements produced by the MFCC-DTW algorithm</text:span> are analysed in two primary ways. <text:span text:style-name="T14">First, we consider the overall degree of variance in distances computed from different parameter settings (e.g., the number of ceptral coefficients, </text:span><text:span text:style-name="T15">the frequency range and banding, </text:span><text:span text:style-name="T14">the step-size of quantisation). This evaluation provides some general guidelines on the use of these methods in speech analysis. Second, we assess the distances computed for different contrasts, and the degree to which a given parameterization of the algorithm captures different featural distinctions in more or less robust ways. For instance, we want to know if for the same phonological distances (minimal pairs) we get similar or different acoustic distances (e.g., are place distinctions among plosives similarly captured to place distinctions among fricatives). </text:span><text:span text:style-name="T16">This second evaluation will help provide guidance on how reliably this approach may be applied to different phonetic questions.</text:span></text:p>
      <text:p text:style-name="P26"/>
      <text:p text:style-name="P21">Two main analyses of the acoustic distance measures according to different signal parameterisations were done: (1) a comparison of the distances measured for different featural distinctions; and (2) a comparison of the relative stability of distance measures by contrast for different parameterisations.</text:p>
      <text:p text:style-name="P26"/>
      <text:p text:style-name="P27">3. <text:s/>Results</text:p>
      <text:p text:style-name="P27"/>
      <text:p text:style-name="P28">Figure 1 shows the mean and variance (+/- 1σ) of acoustic distance measures for different featural distinctions as derived from the baseline, delta, and delta-delta models. Figure 1 illustrates the expected result that those contrasts that <text:soft-page-break/>have greater spectral information are better reflected in the MFCC parameterisation than are contrasts that rely to a greater extent on temporal information (e.g., noise duration) or dynamic spectral information (e.g., formant transitions). In terms of general effects of parameterisation, the frequency range has little apparent effect, and even declines slightly at 12 kHz (norm. dist. = 37.9) as compared to 8 (d = 38.4) and 10 kHz (d = 38.3). Window size has a greater effect, predictably showing reduced discriminability at larger sizes (from 39 to 37.5 from 5 to 20 ms), while on the other hand discriminability increases with larger step sizes (from 37.5 to 39 from 15 to 35 ms). These results are then discussed in the wider context of encoding and acoustic modeling.</text:p>
      <text:p text:style-name="P29"/>
      <text:p text:style-name="P30">Discussion</text:p>
      <text:p text:style-name="P30"/>
      <text:p text:style-name="P30"/>
      <text:p text:style-name="P31">References</text:p>
      <text:p text:style-name="P31"/>
      <text:p text:style-name="P32">V. Tyagi and C. Wellekens (2005). "On desensitizing the Mel-cepstrum to spurious spectral components for robust speech recognition," <text:span text:style-name="Emphasis">Proceedings. (ICASSP '05). IEEE International Conference on Acoustics, Speech, and Signal Processing, 2005.</text:span>, Philadelphia, PA, USA, pp. I/529-I/532 Vol. 1, doi: 10.1109/ICASSP.2005.141516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text-properties fo:font-weight="bold" style:font-weight-asian="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1T12:15:28.528720580</meta:creation-date>
    <dc:date>2024-11-26T13:39:56.488662814</dc:date>
    <meta:editing-duration>PT1H33M46S</meta:editing-duration>
    <meta:editing-cycles>34</meta:editing-cycles>
    <meta:generator>LibreOffice/24.8.3.2$Linux_X86_64 LibreOffice_project/480$Build-2</meta:generator>
    <meta:document-statistic meta:table-count="1" meta:image-count="0" meta:object-count="0" meta:page-count="3" meta:paragraph-count="58" meta:word-count="1173" meta:character-count="7607" meta:non-whitespace-character-count="6478"/>
  </office:meta>
</office:document-meta>
</file>